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ohit Hindi2" svg:font-family="'Lohit Hindi'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none" style:font-size-asian="16pt" style:font-size-complex="16pt"/>
    </style:style>
    <style:style style:name="P2" style:family="paragraph" style:parent-style-name="Standard">
      <style:text-properties fo:font-size="12pt" style:text-underline-style="none" style:font-size-asian="12pt" style:font-size-complex="12pt"/>
    </style:style>
    <style:style style:name="P3" style:family="paragraph" style:parent-style-name="Standard">
      <style:text-properties fo:font-size="12pt" style:text-underline-style="none" style:font-size-asian="10.5pt" style:font-size-complex="12pt"/>
    </style:style>
    <style:style style:name="P4" style:family="paragraph" style:parent-style-name="Standard" style:master-page-name="Standard">
      <style:paragraph-properties style:page-number="auto"/>
      <style:text-properties fo:font-size="16pt" style:text-underline-style="none" style:font-size-asian="16pt" style:font-size-complex="16pt"/>
    </style:style>
    <style:style style:name="P5" style:family="paragraph" style:parent-style-name="Standard" style:list-style-name="WW8Num1"/>
    <style:style style:name="P6" style:family="paragraph" style:parent-style-name="Standard" style:list-style-name="WW8Num2"/>
    <style:style style:name="P7" style:family="paragraph" style:parent-style-name="Standard" style:list-style-name="WW8Num1">
      <style:text-properties officeooo:rsid="001b4002" officeooo:paragraph-rsid="001b4002"/>
    </style:style>
    <style:style style:name="T1" style:family="text">
      <style:text-properties fo:font-size="12pt" style:text-underline-style="none" style:font-size-asian="12pt" style:font-size-complex="12pt"/>
    </style:style>
    <style:style style:name="T2" style:family="text">
      <style:text-properties officeooo:rsid="00195f0d"/>
    </style:style>
    <style:style style:name="T3" style:family="text">
      <style:text-properties officeooo:rsid="001b4002"/>
    </style:style>
    <style:style style:name="T4" style:family="text">
      <style:text-properties officeooo:rsid="001c03a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stalacion del juego</text:p>
      <text:p text:style-name="P3"/>
      <text:p text:style-name="P2">Para instalar el juego en cada una de las PC a utilizar se debe copiar la carpeta D-Ralph Tournament del CD al HOME o HOME/midirectorio y una vez hecho esto se debe hacer click derecho sobre serverRalph y cliente que se encuentran en D-Ralph Tournament/Ejecutables/Servidor y D-Ralph Tournament/Ejecutables/Cliente respectivamente, <text:s text:c="2"/>luego hacer click en propiedades y en la solapa permisos tildar la opcion permiso de ejecucion.</text:p>
      <text:p text:style-name="P2"/>
      <text:p text:style-name="P2">En caso de error al ejecutar el juego se debe conectar a internet, abrir una terminal e instalar unas librerias tipeando los siguientes comandos:</text:p>
      <text:p text:style-name="P2"/>
      <text:p text:style-name="P2">sudo apt-get install libsdl1.2-dev libsdl-debian</text:p>
      <text:p text:style-name="P2">sudo apt-get install libsdl-ttf2.0-dev libsdl-image1.2-dev</text:p>
      <text:p text:style-name="P2"/>
      <text:p text:style-name="P1">Jugar</text:p>
      <text:p text:style-name="P3"/>
      <text:p text:style-name="P2">Una vez instalado el juego iniciamos abrimos el archivo config.txt que se encuentra en la carpeta “D-Ralph Tournament/Ejecutables/Servidor” y seteamos los valores de los parametros que utilizara el servidor como ser: </text:p>
      <text:list xml:id="list3895339334259162795" text:style-name="WW8Num1">
        <text:list-item>
          <text:p text:style-name="P5">Puerto a utilizar.</text:p>
        </text:list-item>
        <text:list-item>
          <text:p text:style-name="P7">Duración del torneo</text:p>
        </text:list-item>
        <text:list-item>
          <text:p text:style-name="P5"><text:span text:style-name="T3">Tiempo de inmunidad</text:span>.</text:p>
        </text:list-item>
        <text:list-item>
          <text:p text:style-name="P5">Cantidad de vidas.</text:p>
        </text:list-item>
      </text:list>
      <text:p text:style-name="Standard"/>
      <text:p text:style-name="Standard">Luego guardamos el archivo y ejecutamos el serverRalph. <text:span text:style-name="T4">El tiempo del torneo empezará a correr luego de que se hallan conectado 2 jugadores y durante ese tiempo se aceptarán jugadores</text:span>.</text:p>
      <text:p text:style-name="Standard"/>
      <text:p text:style-name="Standard">Para ejecutar el cliente e inscribirse al torneo al igual que con el servidor se debe primero abrir el archivo config<text:span text:style-name="T2">File</text:span> que se encuentra en la carpeta “<text:span text:style-name="T1">D-Ralph Tournament/</text:span>Ejecutables/Cliente” y setear los valores de los parametros para jugar como ser:</text:p>
      <text:list xml:id="list4098444914363875808" text:style-name="WW8Num2">
        <text:list-item>
          <text:p text:style-name="P6">IP del servidor.</text:p>
        </text:list-item>
        <text:list-item>
          <text:p text:style-name="P6">Puerto a utilizar.</text:p>
        </text:list-item>
        <text:list-item>
          <text:p text:style-name="P6">Teclas para jugar.</text:p>
        </text:list-item>
      </text:list>
      <text:p text:style-name="Standard"/>
      <text:p text:style-name="Standard">El puerto debe ser el mismo tanto para el jugador como para el servidor.</text:p>
      <text:p text:style-name="Standard">Las teclas disponibles para configurar y poder jugar son todas las letras. <text:span text:style-name="T3">Las flechas funcionan por defecto siempre, al igual que la barra espaciadora para reparar ventana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ohit Hindi2" svg:font-family="'Lohit Hindi'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AR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AR" style:letter-kerning="true" style:font-name-asian="WenQuanYi Micro Hei1" style:font-family-asian="'WenQuanYi Micro Hei'" style:font-pitch-asian="variable" style:font-size-asian="12pt" style:language-asian="zh" style:country-asian="CN" style:font-name-complex="Lohit Hindi2" style:font-family-complex="'Lohit Hind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WenQuanYi Micro Hei1" style:font-family-asian="'WenQuanYi Micro Hei'" style:font-pitch-asian="variable" style:font-size-asian="14pt" style:font-name-complex="Lohit Hindi2" style:font-family-complex="'Lohit Hind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bsatz-Standardschriftart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195f0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D-<text:span text:style-name="MT1">Ralph</text:span> Tournament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pi </meta:initial-creator>
    <meta:creation-date>2012-11-18T08:11:48</meta:creation-date>
    <meta:editing-duration>P2171DT10H35M42S</meta:editing-duration>
    <meta:generator>LibreOffice/4.2.4.2$Linux_x86 LibreOffice_project/420m0$Build-2</meta:generator>
    <dc:date>2014-07-21T23:26:26.624827529</dc:date>
    <meta:editing-cycles>31</meta:editing-cycles>
    <meta:document-statistic meta:table-count="0" meta:image-count="0" meta:object-count="0" meta:page-count="1" meta:paragraph-count="19" meta:word-count="275" meta:character-count="1765" meta:non-whitespace-character-count="1513"/>
    <meta:user-defined meta:name="Info 1"/>
    <meta:user-defined meta:name="Info 2"/>
    <meta:user-defined meta:name="Info 3"/>
    <meta:user-defined meta:name="Info 4"/>
  </office:meta>
</office:document-meta>
</file>